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e6d5a5020" style:family="table" style:master-page-name="ta-mp-0x7f9e6d5a5020">
      <style:table-properties table:display="true" style:writing-mode="lr-tb"/>
    </style:style>
    <style:style style:name="ta-0x7f9e6d5a5210" style:family="table" style:master-page-name="ta-mp-0x7f9e6d5a5210">
      <style:table-properties table:display="true" style:writing-mode="lr-tb"/>
    </style:style>
    <style:style style:name="ta-0x7f9e6d5a5400" style:family="table" style:master-page-name="ta-mp-0x7f9e6d5a5400">
      <style:table-properties table:display="true" style:writing-mode="lr-tb"/>
    </style:style>
    <style:style style:name="ta-0x7f9e6d5a55f0" style:family="table" style:master-page-name="ta-mp-0x7f9e6d5a55f0">
      <style:table-properties table:display="true" style:writing-mode="lr-tb"/>
    </style:style>
    <style:style style:name="ta-0x7f9e6d5a57e0" style:family="table" style:master-page-name="ta-mp-0x7f9e6d5a57e0">
      <style:table-properties table:display="true" style:writing-mode="lr-tb"/>
    </style:style>
    <style:style style:name="ta-0x7f9e6d5a59d0" style:family="table" style:master-page-name="ta-mp-0x7f9e6d5a5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e6d5785e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7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8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9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a8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ba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6d578c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6d577e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ca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26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d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6d5790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3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7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1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4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8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23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814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11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6d579b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f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2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9d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0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3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dc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6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6f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5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6d57a7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a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9c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8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ac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9d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92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48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5b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9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7943a1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4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8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2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5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9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b7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8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773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a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6d5b6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7943ac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b0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b3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ae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b1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7943b4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1.0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e6d5d40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6d635c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6d6398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6d640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6d63e07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e6d5a5020" table:print="false">
        <office:forms form:automatic-focus="false" form:apply-design-mode="false">
          <form:form/>
        </office:forms>
        <table:table-column table:default-cell-style-name="ACE-0x7f9e6d5784b8" table:style-name="ACOL-1"/>
        <table:table-column table:style-name="ACOL-0" table:number-columns-repeated="127"/>
        <table:table-row table:style-name="AROW-0">
          <table:table-cell table:style-name="ACE-0x7f9e6d5785e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e6d578708" table:content-validation-name="VAL-0x7f9e6d5d40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e6d578830" table:content-validation-name="VAL-0x7f9e6d635c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9e6d578958" table:content-validation-name="VAL-0x7f9e6d63981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9e6d578a80" table:content-validation-name="VAL-0x7f9e6d640810" office:value-type="string">
            <text:p>ChangeStatusDropDownValue</text:p>
          </table:table-cell>
          <table:table-cell table:number-columns-repeated="127" table:style-name="Gnumeric-default"/>
        </table:table-row>
        <table:table-row table:style-name="AROW-0">
          <table:table-cell table:style-name="ACE-0x7f9e6d578ba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e6d578cd0" table:content-validation-name="VAL-0x7f9e6d63e07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9e6d5a5210" table:print="false">
        <office:forms form:automatic-focus="false" form:apply-design-mode="false">
          <form:form/>
        </office:forms>
        <table:table-column table:default-cell-style-name="ACE-0x7f9e6d578df8" table:style-name="ACOL-3"/>
        <table:table-column table:default-cell-style-name="ACE-0x7f9e6d578df8" table:style-name="ACOL-4"/>
        <table:table-column table:default-cell-style-name="ACE-0x7f9e6d578df8" table:style-name="ACOL-5"/>
        <table:table-column table:default-cell-style-name="ACE-0x7f9e6d578df8" table:style-name="ACOL-6"/>
        <table:table-column table:default-cell-style-name="ACE-0x7f9e6d578df8" table:style-name="ACOL-7" table:number-columns-repeated="2"/>
        <table:table-column table:default-cell-style-name="ACE-0x7f9e6d578df8" table:style-name="ACOL-8"/>
        <table:table-column table:default-cell-style-name="ACE-0x7f9e6d578df8" table:style-name="ACOL-9"/>
        <table:table-column table:default-cell-style-name="ACE-0x7f9e6d5b6140" table:style-name="ACOL-0" table:number-columns-repeated="120"/>
        <table:table-row table:style-name="AROW-0">
          <table:table-cell table:style-name="ACE-0x7f9e6d577ef0" office:value-type="string">
            <text:p>User Name</text:p>
          </table:table-cell>
          <table:table-cell table:style-name="ACE-0x7f9e6d579048" office:value-type="string">
            <text:p>Password</text:p>
          </table:table-cell>
          <table:table-cell table:style-name="ACE-0x7f9e6d579170" office:value-type="string">
            <text:p>SearchTextName</text:p>
          </table:table-cell>
          <table:table-cell table:number-columns-repeated="5" table:style-name="ACE-0x7f9e6d578df8"/>
          <table:table-cell table:number-columns-repeated="120" table:style-name="ACE-0x7f9e6d5b6140"/>
        </table:table-row>
        <table:table-row table:style-name="AROW-0">
          <table:table-cell table:style-name="ACE-0x7f9e6d577ca0" office:value-type="string">
            <text:p>testshopclue@sc.com</text:p>
          </table:table-cell>
          <table:table-cell table:style-name="ACE-0x7f9e6d5793c0" office:value-type="float" office:value="123456">
            <text:p>123456</text:p>
          </table:table-cell>
          <table:table-cell table:style-name="ACE-0x7f9e6d5794e8" office:value-type="string">
            <text:p>Shirt</text:p>
          </table:table-cell>
          <table:table-cell table:number-columns-repeated="5" table:style-name="ACE-0x7f9e6d578df8"/>
          <table:table-cell table:number-columns-repeated="120" table:style-name="ACE-0x7f9e6d5b6140"/>
        </table:table-row>
        <table:table-row table:style-name="AROW-0">
          <table:table-cell table:style-name="ACE-0x7f9e6d578268" office:value-type="string">
            <text:p>testshopclue@sc.com</text:p>
          </table:table-cell>
          <table:table-cell table:style-name="ACE-0x7f9e6d579738" office:value-type="float" office:value="123456">
            <text:p>123456</text:p>
          </table:table-cell>
          <table:table-cell table:style-name="ACE-0x7f9e6d579860"/>
          <table:table-cell table:number-columns-repeated="5" table:style-name="ACE-0x7f9e6d578df8"/>
          <table:table-cell table:number-columns-repeated="120" table:style-name="ACE-0x7f9e6d5b6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9e6d5b6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9e6d5a5400" table:print="false">
        <office:forms form:automatic-focus="false" form:apply-design-mode="false">
          <form:form/>
        </office:forms>
        <table:table-column table:default-cell-style-name="ACE-0x7f9e6d579988" table:style-name="ACOL-3"/>
        <table:table-column table:default-cell-style-name="ACE-0x7f9e6d579988" table:style-name="ACOL-4"/>
        <table:table-column table:default-cell-style-name="ACE-0x7f9e6d579988" table:style-name="ACOL-5"/>
        <table:table-column table:default-cell-style-name="ACE-0x7f9e6d579988" table:style-name="ACOL-6"/>
        <table:table-column table:default-cell-style-name="ACE-0x7f9e6d579988" table:style-name="ACOL-7" table:number-columns-repeated="2"/>
        <table:table-column table:default-cell-style-name="ACE-0x7f9e6d579988" table:style-name="ACOL-8"/>
        <table:table-column table:default-cell-style-name="ACE-0x7f9e6d579988" table:style-name="ACOL-9"/>
        <table:table-column table:default-cell-style-name="ACE-0x7f9e6d5b6268" table:style-name="ACOL-0" table:number-columns-repeated="120"/>
        <table:table-row table:style-name="AROW-0">
          <table:table-cell table:style-name="ACE-0x7f9e6d577238" office:value-type="string">
            <text:p>User Name</text:p>
          </table:table-cell>
          <table:table-cell table:style-name="ACE-0x7f9e6d579bd8" office:value-type="string">
            <text:p>Password</text:p>
          </table:table-cell>
          <table:table-cell table:style-name="ACE-0x7f9e6d579d00" office:value-type="string">
            <text:p>SearchTextName</text:p>
          </table:table-cell>
          <table:table-cell table:number-columns-repeated="5" table:style-name="ACE-0x7f9e6d579988"/>
          <table:table-cell table:number-columns-repeated="120" table:style-name="ACE-0x7f9e6d5b6268"/>
        </table:table-row>
        <table:table-row table:style-name="AROW-0">
          <table:table-cell table:style-name="ACE-0x7f9e6d578140" office:value-type="string">
            <text:p>testshopclue@sc.com</text:p>
          </table:table-cell>
          <table:table-cell table:style-name="ACE-0x7f9e6d579f50" office:value-type="float" office:value="123456">
            <text:p>123456</text:p>
          </table:table-cell>
          <table:table-cell table:style-name="ACE-0x7f9e6d57a078" office:value-type="string">
            <text:p>Shirt</text:p>
          </table:table-cell>
          <table:table-cell table:number-columns-repeated="5" table:style-name="ACE-0x7f9e6d579988"/>
          <table:table-cell table:number-columns-repeated="120" table:style-name="ACE-0x7f9e6d5b6268"/>
        </table:table-row>
        <table:table-row table:style-name="AROW-0">
          <table:table-cell table:style-name="ACE-0x7f9e6d577110" office:value-type="string">
            <text:p>testshopclue@sc.com</text:p>
          </table:table-cell>
          <table:table-cell table:style-name="ACE-0x7f9e6d57a2c8" office:value-type="float" office:value="123456">
            <text:p>123456</text:p>
          </table:table-cell>
          <table:table-cell table:style-name="ACE-0x7f9e6d57a3f0"/>
          <table:table-cell table:number-columns-repeated="5" table:style-name="ACE-0x7f9e6d579988"/>
          <table:table-cell table:number-columns-repeated="120" table:style-name="ACE-0x7f9e6d5b626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6d5b6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9e6d5a55f0" table:print="false">
        <office:forms form:automatic-focus="false" form:apply-design-mode="false">
          <form:form/>
        </office:forms>
        <table:table-column table:default-cell-style-name="ACE-0x7f9e6d57a518" table:style-name="ACOL-3"/>
        <table:table-column table:default-cell-style-name="ACE-0x7f9e6d57a518" table:style-name="ACOL-4"/>
        <table:table-column table:default-cell-style-name="ACE-0x7f9e6d57a518" table:style-name="ACOL-5"/>
        <table:table-column table:default-cell-style-name="ACE-0x7f9e6d57a518" table:style-name="ACOL-6"/>
        <table:table-column table:default-cell-style-name="ACE-0x7f9e6d57a518" table:style-name="ACOL-7" table:number-columns-repeated="2"/>
        <table:table-column table:default-cell-style-name="ACE-0x7f9e6d57a518" table:style-name="ACOL-8"/>
        <table:table-column table:default-cell-style-name="ACE-0x7f9e6d57a518" table:style-name="ACOL-9"/>
        <table:table-column table:default-cell-style-name="ACE-0x7f9e6d5b6390" table:style-name="ACOL-0" table:number-columns-repeated="120"/>
        <table:table-row table:style-name="AROW-0">
          <table:table-cell table:style-name="ACE-0x7f9e6d577dc8" office:value-type="string">
            <text:p>User Name</text:p>
          </table:table-cell>
          <table:table-cell table:style-name="ACE-0x7f9e6d57a768" office:value-type="string">
            <text:p>Password</text:p>
          </table:table-cell>
          <table:table-cell table:style-name="ACE-0x7f9e6d57a890" office:value-type="string">
            <text:p>SearchTextName</text:p>
          </table:table-cell>
          <table:table-cell table:number-columns-repeated="5" table:style-name="ACE-0x7f9e6d57a518"/>
          <table:table-cell table:number-columns-repeated="120" table:style-name="ACE-0x7f9e6d5b6390"/>
        </table:table-row>
        <table:table-row table:style-name="AROW-0">
          <table:table-cell table:style-name="ACE-0x7f9e6d5776d8" office:value-type="string">
            <text:p>testshopclue@sc.com</text:p>
          </table:table-cell>
          <table:table-cell table:style-name="ACE-0x7f9e6d57aae0" office:value-type="float" office:value="123456">
            <text:p>123456</text:p>
          </table:table-cell>
          <table:table-cell table:style-name="ACE-0x7f9e6d57ac08" office:value-type="string">
            <text:p>Shirt</text:p>
          </table:table-cell>
          <table:table-cell table:number-columns-repeated="5" table:style-name="ACE-0x7f9e6d57a518"/>
          <table:table-cell table:number-columns-repeated="120" table:style-name="ACE-0x7f9e6d5b6390"/>
        </table:table-row>
        <table:table-row table:style-name="AROW-0">
          <table:table-cell table:style-name="ACE-0x7f9e6d576fe8" office:value-type="string">
            <text:p>testshopclue@sc.com</text:p>
          </table:table-cell>
          <table:table-cell table:style-name="ACE-0x7f9e79439ca8" office:value-type="float" office:value="123456">
            <text:p>123456</text:p>
          </table:table-cell>
          <table:table-cell table:style-name="ACE-0x7f9e79439dd0"/>
          <table:table-cell table:number-columns-repeated="5" table:style-name="ACE-0x7f9e6d57a518"/>
          <table:table-cell table:number-columns-repeated="120" table:style-name="ACE-0x7f9e6d5b639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6d5b6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9e6d5a57e0" table:print="false">
        <office:forms form:automatic-focus="false" form:apply-design-mode="false">
          <form:form/>
        </office:forms>
        <table:table-column table:default-cell-style-name="ACE-0x7f9e79439ef8" table:style-name="ACOL-3"/>
        <table:table-column table:default-cell-style-name="ACE-0x7f9e79439ef8" table:style-name="ACOL-4"/>
        <table:table-column table:default-cell-style-name="ACE-0x7f9e79439ef8" table:style-name="ACOL-5"/>
        <table:table-column table:default-cell-style-name="ACE-0x7f9e79439ef8" table:style-name="ACOL-6"/>
        <table:table-column table:default-cell-style-name="ACE-0x7f9e79439ef8" table:style-name="ACOL-7" table:number-columns-repeated="2"/>
        <table:table-column table:default-cell-style-name="ACE-0x7f9e79439ef8" table:style-name="ACOL-8"/>
        <table:table-column table:default-cell-style-name="ACE-0x7f9e79439ef8" table:style-name="ACOL-9"/>
        <table:table-column table:default-cell-style-name="ACE-0x7f9e6d5b64b8" table:style-name="ACOL-0" table:number-columns-repeated="120"/>
        <table:table-row table:style-name="AROW-0">
          <table:table-cell table:style-name="ACE-0x7f9e6d577928" office:value-type="string">
            <text:p>User Name</text:p>
          </table:table-cell>
          <table:table-cell table:style-name="ACE-0x7f9e7943a148" office:value-type="string">
            <text:p>Password</text:p>
          </table:table-cell>
          <table:table-cell table:style-name="ACE-0x7f9e7943a270" office:value-type="string">
            <text:p>SearchTextName</text:p>
          </table:table-cell>
          <table:table-cell table:number-columns-repeated="5" table:style-name="ACE-0x7f9e79439ef8"/>
          <table:table-cell table:number-columns-repeated="120" table:style-name="ACE-0x7f9e6d5b64b8"/>
        </table:table-row>
        <table:table-row table:style-name="AROW-0">
          <table:table-cell table:style-name="ACE-0x7f9e6d577488" office:value-type="string">
            <text:p>testshopclue@sc.com</text:p>
          </table:table-cell>
          <table:table-cell table:style-name="ACE-0x7f9e7943a4c0" office:value-type="float" office:value="123456">
            <text:p>123456</text:p>
          </table:table-cell>
          <table:table-cell table:style-name="ACE-0x7f9e7943a5e8" office:value-type="string">
            <text:p>Shirt</text:p>
          </table:table-cell>
          <table:table-cell table:number-columns-repeated="5" table:style-name="ACE-0x7f9e79439ef8"/>
          <table:table-cell table:number-columns-repeated="120" table:style-name="ACE-0x7f9e6d5b64b8"/>
        </table:table-row>
        <table:table-row table:style-name="AROW-0">
          <table:table-cell table:style-name="ACE-0x7f9e6d5775b0" office:value-type="string">
            <text:p>testshopclue@sc.com</text:p>
          </table:table-cell>
          <table:table-cell table:style-name="ACE-0x7f9e7943a838" office:value-type="float" office:value="123456">
            <text:p>123456</text:p>
          </table:table-cell>
          <table:table-cell table:style-name="ACE-0x7f9e7943a960"/>
          <table:table-cell table:number-columns-repeated="5" table:style-name="ACE-0x7f9e79439ef8"/>
          <table:table-cell table:number-columns-repeated="120" table:style-name="ACE-0x7f9e6d5b64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6d5b6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9e6d5a59d0" table:print="false">
        <office:forms form:automatic-focus="false" form:apply-design-mode="false">
          <form:form/>
        </office:forms>
        <table:table-column table:default-cell-style-name="ACE-0x7f9e7943aa88" table:style-name="ACOL-3"/>
        <table:table-column table:default-cell-style-name="ACE-0x7f9e7943aa88" table:style-name="ACOL-4"/>
        <table:table-column table:default-cell-style-name="ACE-0x7f9e7943aa88" table:style-name="ACOL-5"/>
        <table:table-column table:default-cell-style-name="ACE-0x7f9e7943aa88" table:style-name="ACOL-6"/>
        <table:table-column table:default-cell-style-name="ACE-0x7f9e7943aa88" table:style-name="ACOL-7" table:number-columns-repeated="2"/>
        <table:table-column table:default-cell-style-name="ACE-0x7f9e7943aa88" table:style-name="ACOL-8"/>
        <table:table-column table:default-cell-style-name="ACE-0x7f9e7943aa88" table:style-name="ACOL-9"/>
        <table:table-column table:default-cell-style-name="ACE-0x7f9e6d5b65e0" table:style-name="ACOL-0" table:number-columns-repeated="120"/>
        <table:table-row table:style-name="AROW-0">
          <table:table-cell table:style-name="ACE-0x7f9e6d577b78" office:value-type="string">
            <text:p>User Name</text:p>
          </table:table-cell>
          <table:table-cell table:style-name="ACE-0x7f9e7943acd8" office:value-type="string">
            <text:p>Password</text:p>
          </table:table-cell>
          <table:table-cell table:style-name="ACE-0x7f9e7943ae00" office:value-type="string">
            <text:p>SearchTextName</text:p>
          </table:table-cell>
          <table:table-cell table:number-columns-repeated="5" table:style-name="ACE-0x7f9e7943aa88"/>
          <table:table-cell table:number-columns-repeated="120" table:style-name="ACE-0x7f9e6d5b65e0"/>
        </table:table-row>
        <table:table-row table:style-name="AROW-0">
          <table:table-cell table:style-name="ACE-0x7f9e6d577800" office:value-type="string">
            <text:p>testshopclue@sc.com</text:p>
          </table:table-cell>
          <table:table-cell table:style-name="ACE-0x7f9e7943b050" office:value-type="float" office:value="123456">
            <text:p>123456</text:p>
          </table:table-cell>
          <table:table-cell table:style-name="ACE-0x7f9e7943b178" office:value-type="string">
            <text:p>Shirt</text:p>
          </table:table-cell>
          <table:table-cell table:number-columns-repeated="5" table:style-name="ACE-0x7f9e7943aa88"/>
          <table:table-cell table:number-columns-repeated="120" table:style-name="ACE-0x7f9e6d5b65e0"/>
        </table:table-row>
        <table:table-row table:style-name="AROW-0">
          <table:table-cell table:style-name="ACE-0x7f9e6d577360" office:value-type="string">
            <text:p>testshopclue@sc.com</text:p>
          </table:table-cell>
          <table:table-cell table:style-name="ACE-0x7f9e7943b3c8" office:value-type="float" office:value="123456">
            <text:p>123456</text:p>
          </table:table-cell>
          <table:table-cell table:style-name="ACE-0x7f9e7943b4f0"/>
          <table:table-cell table:number-columns-repeated="5" table:style-name="ACE-0x7f9e7943aa88"/>
          <table:table-cell table:number-columns-repeated="120" table:style-name="ACE-0x7f9e6d5b65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6d5b6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e6d5c97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6d5a3c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6d5886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762d0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7628f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763b1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e6d5a5020" style:display-name="TestCase" style:page-layout-name="pl-0x7f9e6d5c97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6d5a5210" style:display-name="AQA1_TestData" style:page-layout-name="pl-0x7f9e6d5a3c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6d5a5400" style:display-name="AQA2_TestData" style:page-layout-name="pl-0x7f9e6d588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6d5a55f0" style:display-name="AQA3_TestData" style:page-layout-name="pl-0x7f9e762d0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6d5a57e0" style:display-name="AQA4_TestData" style:page-layout-name="pl-0x7f9e7628f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6d5a59d0" style:display-name="AQA5_TestData" style:page-layout-name="pl-0x7f9e763b1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02:5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